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 style:list-style-name="L1">
      <style:text-properties officeooo:paragraph-rsid="001ac9b4"/>
    </style:style>
    <style:style style:name="P3" style:family="paragraph" style:parent-style-name="Text_20_body" style:list-style-name="L1">
      <style:text-properties fo:font-variant="normal" fo:text-transform="none" fo:color="#2d3e50" fo:letter-spacing="normal"/>
    </style:style>
    <style:style style:name="P4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rsid="0017af29"/>
    </style:style>
    <style:style style:name="P5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rsid="0017af29" officeooo:paragraph-rsid="0017af29"/>
    </style:style>
    <style:style style:name="P6" style:family="paragraph" style:parent-style-name="Text_20_body" style:list-style-name="L1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7" style:family="paragraph" style:parent-style-name="Text_20_body" style:list-style-name="L2">
      <style:text-properties fo:font-variant="normal" fo:text-transform="none" fo:color="#2d3e50" style:font-name="Source Sans Pro" fo:font-size="10.5pt" fo:letter-spacing="normal" fo:font-style="normal" fo:font-weight="normal" officeooo:rsid="001967d5" officeooo:paragraph-rsid="001967d5"/>
    </style:style>
    <style:style style:name="P8" style:family="paragraph" style:parent-style-name="Text_20_body">
      <style:text-properties fo:font-variant="normal" fo:text-transform="none" fo:color="#000000" style:font-name="Roboto" fo:font-size="10.5pt" fo:letter-spacing="normal" fo:font-style="normal" fo:font-weight="normal" officeooo:rsid="0017af29"/>
    </style:style>
    <style:style style:name="P9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9b4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9b4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9b4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9b4" style:text-blinking="false" fo:background-color="transparent"/>
    </style:style>
    <style:style style:name="P1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ac9b4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Source Sans Pro" fo:font-size="10.5pt" fo:font-style="normal" fo:font-weight="normal"/>
    </style:style>
    <style:style style:name="T2" style:family="text">
      <style:text-properties style:font-name="Source Sans Pro" fo:font-size="10.5pt" fo:font-style="normal" fo:font-weight="normal" officeooo:rsid="0017af29"/>
    </style:style>
    <style:style style:name="T3" style:family="text">
      <style:text-properties officeooo:rsid="0017af29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5" style:family="text">
      <style:text-properties fo:font-variant="normal" fo:text-transform="none" fo:color="#2d3e50" style:font-name="Source Sans Pro" fo:font-size="10.5pt" fo:letter-spacing="normal" fo:font-style="normal" fo:font-weight="normal" officeooo:rsid="0017af29"/>
    </style:style>
    <style:style style:name="T6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Roboto" fo:font-size="10.5pt" fo:letter-spacing="normal" fo:font-style="normal" fo:font-weight="normal" officeooo:rsid="0017af29"/>
    </style:style>
    <style:style style:name="T8" style:family="text">
      <style:text-properties fo:font-variant="normal" fo:text-transform="none" fo:color="#000000" style:font-name="Roboto" fo:font-size="10.5pt" fo:letter-spacing="normal" fo:font-style="normal" style:text-underline-style="none" fo:font-weight="normal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Fira Mono" fo:font-size="10.5pt" fo:letter-spacing="normal" fo:font-style="normal" style:text-underline-style="none" fo:font-weight="normal" style:text-blinking="false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ac9b4" style:text-blinking="false" fo:background-color="transparent" loext:char-shading-value="0"/>
    </style:style>
    <style:style style:name="T12" style:family="text">
      <style:text-properties fo:color="#000000"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13" style:family="text">
      <style:text-properties fo:letter-spacing="normal"/>
    </style:style>
    <style:style style:name="T14" style:family="text">
      <style:text-properties fo:letter-spacing="normal" officeooo:rsid="001ac9b4"/>
    </style:style>
    <style:style style:name="T15" style:family="text">
      <style:text-properties style:font-name="Arial" fo:font-size="11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1750806" text:style-name="L1">
        <text:list-item>
          <text:p text:style-name="P3"><text:span text:style-name="T2">R</text:span><text:span text:style-name="T1">ender a html file order.html and pass a variable "person_name", an array of order_list containg the item names, and a conditional flag "ordered_warranty" and display it.</text:span></text:p>
        </text:list-item>
      </text:list>
      <text:p text:style-name="P5"><text:tab/>Done in the attached file.</text:p>
      <text:p text:style-name="P5"/>
      <text:list xml:id="list122802655213465" text:continue-numbering="true" text:style-name="L1">
        <text:list-item>
          <text:p text:style-name="P6">what is render() ?</text:p>
        </text:list-item>
      </text:list>
      <text:p text:style-name="Text_20_body"><text:span text:style-name="T4"><text:tab/></text:span><text:span text:style-name="T5">It c</text:span><text:span text:style-name="T6">ombines a given template with a given context dictionary and returns an <text:tab/></text:span><text:span text:style-name="T7">HttpResponse</text:span><text:span text:style-name="Source_20_Text"><text:span text:style-name="T9"> </text:span></text:span><text:span text:style-name="T8">object</text:span><text:span text:style-name="T6"> with that rendered text. </text:span><text:span text:style-name="T7">It basically helps in making a static <text:tab/>template to convert into a dynamic web page and display it in the form of a HTTP <text:tab/>page.</text:span></text:p>
      <text:p text:style-name="P8"/>
      <text:list xml:id="list122803951290015" text:continue-numbering="true" text:style-name="L1">
        <text:list-item>
          <text:p text:style-name="P6">diff<text:span text:style-name="T3">e</text:span>rence between the tag {% include %}. and {% extends %}</text:p>
        </text:list-item>
      </text:list>
      <text:p text:style-name="P1"><text:tab/><text:span text:style-name="T3">The {% include %} tag is used to include an existing template into another <text:tab/>template and use as it as. It can be included anywhere in the template body. This <text:tab/>tag however does not allow any modifications in the template being included.</text:span></text:p>
      <text:p text:style-name="P1"><text:tab/><text:span text:style-name="T3">The {% extends %} tag is used for template inheritence, i.e. a template can be <text:tab/>inherited as a class and required changes can then be performed on the current <text:tab/>template according to the requirements.</text:span></text:p>
      <text:p text:style-name="P1"/>
      <text:list xml:id="list122802881656014" text:continue-numbering="true" text:style-name="L1">
        <text:list-item>
          <text:p text:style-name="P6">write steps to create the custom tags and filter, give one working example of each.</text:p>
        </text:list-item>
      </text:list>
      <text:list xml:id="list3844629339" text:style-name="L2">
        <text:list-item>
          <text:p text:style-name="P7">Create a templatetags directory inside the app.</text:p>
        </text:list-item>
        <text:list-item>
          <text:p text:style-name="P7">Create an empty file in that directory named as init.py</text:p>
        </text:list-item>
        <text:list-item>
          <text:p text:style-name="P7">create another .py file in the directory in which the logic for tags and filters will be written.</text:p>
        </text:list-item>
        <text:list-item>
          <text:p text:style-name="P7">Load this file in your template to use the custom tags and filters.</text:p>
        </text:list-item>
      </text:list>
      <text:list xml:id="list122804062801087" text:continue-list="list122802881656014" text:style-name="L1">
        <text:list-item>
          <text:p text:style-name="P2"><text:span text:style-name="T10"><text:s/>Write steps for setting up the statics files like .css or .js file, give one working example. </text:span></text:p>
        </text:list-item>
      </text:list>
      <text:list xml:id="list1416797557" text:style-name="L3">
        <text:list-item>
          <text:p text:style-name="P14">First, we create a folder named ‘static’ in the app folder alongside folders like template and templatetags.</text:p>
        </text:list-item>
        <text:list-item>
          <text:p text:style-name="P14"><text:span text:style-name="T13">Then, we save an image named image.jpg inside it</text:span></text:p>
        </text:list-item>
        <text:list-item>
          <text:p text:style-name="P14"><text:bookmark text:name="docs-internal-guid-b95e5fb1-7fff-ff1c-fe7c-031defefa9f6"/><text:span text:style-name="T13">Then in our HTML file, we load static </text:span><text:span text:style-name="T14">files.</text:span></text:p>
        </text:list-item>
      </text:list>
      <text:p text:style-name="Text_20_body"><text:tab/><text:line-break/></text:p>
      <text:list xml:id="list122802940662190" text:continue-list="list122804062801087" text:style-name="L1">
        <text:list-item>
          <text:p text:style-name="P2"><text:span text:style-name="T10"><text:s/>What is Pagination ? </text:span><text:span text:style-name="T11">C</text:span><text:span text:style-name="T10">reate a list of 1000 integers then using this list apply pagination.</text:span></text:p>
          <text:p text:style-name="P12"><text:span text:style-name="T13">Pagination is the process separating content from a large amount of data and then displaying only a specific amount of them at a page, with multiple pages each displaying same number of records as the first.</text:span></text:p>
        </text:list-item>
      </text:list>
      <text:p text:style-name="P13"><text:span text:style-name="T10"/></text:p>
      <text:list xml:id="list122802591030449" text:continue-numbering="true" text:style-name="L1">
        <text:list-item>
          <text:p text:style-name="P9"><text:span text:style-name="T13">What is the variable BACKEND, DIRS, APP_DIRS, OPTIONS used for ?</text:span></text:p>
        </text:list-item>
      </text:list>
      <text:p text:style-name="P10"/>
      <text:p text:style-name="P11"><text:soft-page-break/>BACKEND describes the Django backend API implementing templates</text:p>
      <text:p text:style-name="P11">DIRS determine the locations for the templates folder for the project and different apps</text:p>
      <text:p text:style-name="P11">APP_DIRS set true or false tells whether or not Django would look for templates inside the apps as well</text:p>
      <text:p text:style-name="P11">OPTIONS is used to provide backend related settings</text:p>
      <text:p text:style-name="Text_20_body"><text:line-break/></text:p>
      <text:p text:style-name="P11"/>
      <text:p text:style-name="Text_20_body"><text:line-break/></text:p>
      <text:list xml:id="list122804086933677" text:continue-numbering="true" text:style-name="L1">
        <text:list-header>
          <text:p text:style-name="P2"><text:span text:style-name="T10"/></text:p>
        </text:list-header>
      </text:list>
      <text:p text:style-name="P11"/>
      <text:p text:style-name="Text_20_body"><text:line-break/></text:p>
      <text:p text:style-name="P4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0:52:20.625601895</meta:creation-date>
    <dc:date>2019-03-20T12:28:01.881043780</dc:date>
    <meta:editing-duration>P1DT1H33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407" meta:character-count="2297" meta:non-whitespace-character-count="1907"/>
  </office:meta>
</office:document-meta>
</file>